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63000000F1820E542EB1E94069.png" manifest:media-type="image/png"/>
  <manifest:file-entry manifest:full-path="Pictures/2000001600000D4F000018F3362D7037CF09EC7B.svm" manifest:media-type="image/x-svm"/>
  <manifest:file-entry manifest:full-path="Pictures/2000002100000A2F000018F338757E5EBD0B140C.svm" manifest:media-type="image/x-svm"/>
  <manifest:file-entry manifest:full-path="Pictures/2000001600000D4F000018F30A4638F34FB1EBA1.svm" manifest:media-type="image/x-svm"/>
  <manifest:file-entry manifest:full-path="Pictures/1000020000000081000000F193812EB8B9B81496.png" manifest:media-type="image/png"/>
  <manifest:file-entry manifest:full-path="Pictures/1000020000000081000000F181D45EDC19FF4DC4.png" manifest:media-type="image/png"/>
  <manifest:file-entry manifest:full-path="Pictures/2000002100000D4F000018F3F56F72A76A56B34F.svm" manifest:media-type="image/x-svm"/>
  <manifest:file-entry manifest:full-path="Pictures/1000020000000081000000F18DBC2B47610615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000000" draw:stroke-linejoin="miter" svg:stroke-linecap="butt" draw:fill="solid" draw:fill-color="#ffcc66" draw:opacity="40%" fo:padding-top="0.007cm" fo:padding-bottom="0.007cm" fo:padding-left="0.007cm" fo:padding-right="0.007cm"/>
    </style:style>
    <style:style style:name="gr2" style:family="graphic" style:parent-style-name="standard">
      <style:graphic-properties draw:stroke="dash" draw:stroke-dash="stroke-dash17" svg:stroke-width="0.014cm" svg:stroke-color="#000000" svg:stroke-opacity="40%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solid" svg:stroke-width="0.014cm" svg:stroke-color="#ffaa55" svg:stroke-opacity="60%" draw:stroke-linejoin="miter" svg:stroke-linecap="butt" draw:fill="solid" draw:fill-color="#ffaa55" draw:opacity="60%" fo:padding-top="0.007cm" fo:padding-bottom="0.007cm" fo:padding-left="0.007cm" fo:padding-right="0.007cm"/>
    </style:style>
    <style:style style:name="gr4" style:family="graphic" style:parent-style-name="standard">
      <style:graphic-properties draw:stroke="solid" svg:stroke-width="0.014cm" svg:stroke-color="#000000" draw:stroke-linejoin="miter" svg:stroke-linecap="butt" draw:fill="solid" draw:fill-color="#ffcc66" draw:opacity="0%" fo:padding-top="0.007cm" fo:padding-bottom="0.007cm" fo:padding-left="0.007cm" fo:padding-right="0.007cm"/>
    </style:style>
    <style:style style:name="gr5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ffcc66" draw:opacity="40%"/>
    </style:style>
    <style:style style:name="gr8" style:family="graphic" style:parent-style-name="standard">
      <style:graphic-properties draw:stroke="solid" svg:stroke-width="0.014cm" svg:stroke-color="#000000" draw:stroke-linejoin="miter" svg:stroke-linecap="butt" draw:fill="solid" draw:fill-color="#b44b4b" draw:opacity="40%" fo:padding-top="0.007cm" fo:padding-bottom="0.007cm" fo:padding-left="0.007cm" fo:padding-right="0.007cm"/>
    </style:style>
    <style:style style:name="gr9" style:family="graphic" style:parent-style-name="standard">
      <style:graphic-properties draw:stroke="solid" svg:stroke-width="0.014cm" svg:stroke-color="#000000" draw:stroke-linejoin="miter" svg:stroke-linecap="butt" draw:fill="solid" draw:fill-color="#6699cc" draw:opacity="40%" fo:padding-top="0.007cm" fo:padding-bottom="0.007cm" fo:padding-left="0.007cm" fo:padding-right="0.007cm"/>
    </style:style>
    <style:style style:name="gr10" style:family="graphic" style:parent-style-name="standard">
      <style:graphic-properties draw:stroke="solid" svg:stroke-width="0.014cm" svg:stroke-color="#000000" draw:stroke-linejoin="miter" svg:stroke-linecap="butt" draw:fill="solid" draw:fill-color="#00964b" draw:opacity="40%" fo:padding-top="0.007cm" fo:padding-bottom="0.007cm" fo:padding-left="0.007cm" fo:padding-right="0.007cm"/>
    </style:style>
    <style:style style:name="gr11" style:family="graphic" style:parent-style-name="standard">
      <style:graphic-properties draw:stroke="solid" svg:stroke-width="0.014cm" svg:stroke-color="#00964b" svg:stroke-opacity="60%" draw:stroke-linejoin="miter" svg:stroke-linecap="butt" draw:fill="solid" draw:fill-color="#00964b" draw:opacity="60%" fo:padding-top="0.007cm" fo:padding-bottom="0.007cm" fo:padding-left="0.007cm" fo:padding-right="0.007cm"/>
    </style:style>
    <style:style style:name="gr12" style:family="graphic" style:parent-style-name="standard">
      <style:graphic-properties draw:stroke="solid" svg:stroke-width="0.014cm" svg:stroke-color="#000000" draw:stroke-linejoin="miter" svg:stroke-linecap="butt" draw:fill="solid" draw:fill-color="#00964b" draw:opacity="0%" fo:padding-top="0.007cm" fo:padding-bottom="0.007cm" fo:padding-left="0.007cm" fo:padding-right="0.007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0.702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75cm, 1.017cm, 0cm, 0cm)" draw:image-opacity="100%" style:mirror="horizontal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78cm, 1.689cm, 0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78cm, 1.689cm, 0cm, 0cm)" draw:image-opacity="100%" style:mirror="horizontal"/>
    </style:style>
    <style:style style:name="gr20" style:family="graphic" style:parent-style-name="objectwithoutfill">
      <style:graphic-properties svg:stroke-color="#000000" draw:marker-end="" draw:marker-end-width="0.3cm" draw:fill="none" draw:textarea-horizontal-align="center" draw:textarea-vertical-align="middl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78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2.526cm" fo:padding-top="0cm" fo:padding-bottom="0cm" fo:padding-left="0cm" fo:padding-right="0cm"/>
    </style:style>
    <style:style style:name="gr2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="solid" draw:fill-color="#ffcc66" draw:opacity="40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aa55" draw:opacity="60%"/>
    </style:style>
    <style:style style:name="P4" style:family="paragraph">
      <loext:graphic-properties draw:fill="solid" draw:fill-color="#ffcc66" draw:opacity="0%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b44b4b" draw:opacity="40%"/>
    </style:style>
    <style:style style:name="P8" style:family="paragraph">
      <loext:graphic-properties draw:fill="solid" draw:fill-color="#6699cc" draw:opacity="40%"/>
    </style:style>
    <style:style style:name="P9" style:family="paragraph">
      <loext:graphic-properties draw:fill="solid" draw:fill-color="#00964b" draw:opacity="40%"/>
    </style:style>
    <style:style style:name="P10" style:family="paragraph">
      <loext:graphic-properties draw:fill="solid" draw:fill-color="#00964b" draw:opacity="60%"/>
    </style:style>
    <style:style style:name="P11" style:family="paragraph">
      <loext:graphic-properties draw:fill="solid" draw:fill-color="#00964b" draw:opacity="0%"/>
    </style:style>
    <style:style style:name="P12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style:font-name="Computer Modern" fo:font-size="10pt" style:font-size-asian="10pt" style:font-name-complex="Computer Modern" style:font-size-complex="10pt"/>
    </style:style>
    <style:style style:name="T2" style:family="text">
      <style:text-properties fo:color="#000000" style:font-name="Computer Modern" fo:font-size="19.8999996185303pt" style:font-size-asian="19.8999996185303pt" style:font-name-complex="Computer Modern" style:font-size-complex="19.8999996185303pt"/>
    </style:style>
    <style:style style:name="T3" style:family="text">
      <style:text-properties fo:color="#000000" style:font-name="Computer Modern" fo:font-size="10pt" fo:font-weight="bold" style:font-size-asian="10pt" style:font-name-complex="Computer Modern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3.371cm" svg:height="6.371cm" svg:x="3.649cm" svg:y="1.165cm" svg:viewBox="0 0 3372 6372" svg:d="M1601 1771h-1601v4601h1601zM1601 1771h-1601l1772-1771h1600z">
          <text:p/>
        </draw:path>
        <draw:line draw:style-name="gr2" draw:text-style-name="P2" draw:layer="layout" svg:x1="7.02cm" svg:y1="5.765cm" svg:x2="5.42cm" svg:y2="5.765cm">
          <text:p/>
        </draw:line>
        <draw:line draw:style-name="gr2" draw:text-style-name="P2" draw:layer="layout" svg:x1="3.649cm" svg:y1="7.537cm" svg:x2="5.421cm" svg:y2="5.765cm">
          <text:p/>
        </draw:line>
        <draw:line draw:style-name="gr2" draw:text-style-name="P2" draw:layer="layout" svg:x1="5.42cm" svg:y1="1.165cm" svg:x2="5.42cm" svg:y2="5.765cm">
          <text:p/>
        </draw:line>
        <draw:path draw:style-name="gr3" draw:text-style-name="P3" draw:layer="layout" svg:width="2.305cm" svg:height="6.371cm" svg:x="4.715cm" svg:y="1.165cm" svg:viewBox="0 0 2306 6372" svg:d="M534 1771h-534v4601h534zM534 1771h-534l1772-1771h534z">
          <text:p/>
        </draw:path>
        <draw:path draw:style-name="gr4" draw:text-style-name="P4" draw:layer="layout" svg:width="3.371cm" svg:height="6.371cm" svg:x="3.649cm" svg:y="1.165cm" svg:viewBox="0 0 3372 6372" svg:d="M1601 1771h-1601v4601h1601zM1601 1771h-1601l1772-1771h1600z">
          <text:p/>
        </draw:path>
        <draw:line draw:style-name="gr5" draw:text-style-name="P2" draw:layer="layout" svg:x1="3.649cm" svg:y1="7.536cm" svg:x2="5.249cm" svg:y2="7.536cm">
          <text:p/>
        </draw:line>
        <draw:path draw:style-name="gr1" draw:text-style-name="P1" draw:layer="layout" svg:width="3.371cm" svg:height="6.371cm" svg:x="5.249cm" svg:y="1.165cm" svg:viewBox="0 0 3372 6372" svg:d="M1600 1771h-1600v4601h1600zM1600 1771h-1600l1771-1771h1601z">
          <text:p/>
        </draw:path>
        <draw:line draw:style-name="gr2" draw:text-style-name="P2" draw:layer="layout" svg:x1="8.62cm" svg:y1="5.765cm" svg:x2="7.02cm" svg:y2="5.765cm">
          <text:p/>
        </draw:line>
        <draw:line draw:style-name="gr2" draw:text-style-name="P2" draw:layer="layout" svg:x1="5.249cm" svg:y1="7.537cm" svg:x2="7.021cm" svg:y2="5.765cm">
          <text:p/>
        </draw:line>
        <draw:line draw:style-name="gr2" draw:text-style-name="P2" draw:layer="layout" svg:x1="7.02cm" svg:y1="1.165cm" svg:x2="7.02cm" svg:y2="5.765cm">
          <text:p/>
        </draw:line>
        <draw:path draw:style-name="gr3" draw:text-style-name="P3" draw:layer="layout" svg:width="2.305cm" svg:height="6.371cm" svg:x="6.315cm" svg:y="1.165cm" svg:viewBox="0 0 2306 6372" svg:d="M534 1771h-534v4601h534zM534 1771h-534l1772-1771h534z">
          <text:p/>
        </draw:path>
        <draw:path draw:style-name="gr4" draw:text-style-name="P4" draw:layer="layout" svg:width="3.371cm" svg:height="6.371cm" svg:x="5.249cm" svg:y="1.165cm" svg:viewBox="0 0 3372 6372" svg:d="M1600 1771h-1600v4601h1600zM1600 1771h-1600l1771-1771h1601z">
          <text:p/>
        </draw:path>
        <draw:line draw:style-name="gr5" draw:text-style-name="P2" draw:layer="layout" svg:x1="5.249cm" svg:y1="7.536cm" svg:x2="6.849cm" svg:y2="7.536cm">
          <text:p/>
        </draw:line>
        <draw:frame draw:style-name="gr6" draw:text-style-name="P6" draw:layer="layout" svg:width="0.451cm" svg:height="0.412cm" svg:x="4.273cm" svg:y="7.561cm">
          <draw:text-box>
            <text:p text:style-name="P5"><text:span text:style-name="T1">3</text:span><text:span text:style-name="T1">2</text:span></text:p>
          </draw:text-box>
        </draw:frame>
        <draw:polygon draw:style-name="gr7" draw:text-style-name="P1" draw:layer="layout" svg:width="1.771cm" svg:height="6.371cm" svg:x="6.849cm" svg:y="1.165cm" svg:viewBox="0 0 1772 6372" draw:points="0,1771 1772,0 1772,4601 0,6372">
          <text:p/>
        </draw:polygon>
        <draw:polygon draw:style-name="gr5" draw:text-style-name="P2" draw:layer="layout" svg:width="1.771cm" svg:height="6.371cm" svg:x="6.849cm" svg:y="1.165cm" svg:viewBox="0 0 1772 6372" draw:points="0,1771 1772,0 1772,4601 0,6372">
          <text:p/>
        </draw:polygon>
        <draw:polygon draw:style-name="gr3" draw:text-style-name="P3" draw:layer="layout" svg:width="1.771cm" svg:height="6.371cm" svg:x="6.849cm" svg:y="1.165cm" svg:viewBox="0 0 1772 6372" draw:points="0,1771 1772,0 1772,4601 0,6372">
          <text:p/>
        </draw:polygon>
        <draw:polygon draw:style-name="gr5" draw:text-style-name="P2" draw:layer="layout" svg:width="1.771cm" svg:height="6.371cm" svg:x="6.849cm" svg:y="1.165cm" svg:viewBox="0 0 1772 6372" draw:points="0,1771 1772,0 1772,4601 0,6372">
          <text:p/>
        </draw:polygon>
        <draw:line draw:style-name="gr5" draw:text-style-name="P2" draw:layer="layout" svg:x1="6.849cm" svg:y1="7.537cm" svg:x2="8.621cm" svg:y2="5.765cm">
          <text:p/>
        </draw:line>
        <draw:line draw:style-name="gr5" draw:text-style-name="P2" draw:layer="layout" svg:x1="3.649cm" svg:y1="7.536cm" svg:x2="3.649cm" svg:y2="2.936cm">
          <text:p/>
        </draw:line>
        <draw:frame draw:style-name="gr6" draw:text-style-name="P6" draw:layer="layout" svg:width="0.451cm" svg:height="0.412cm" svg:x="5.873cm" svg:y="7.561cm">
          <draw:text-box>
            <text:p text:style-name="P5"><text:span text:style-name="T1">3</text:span><text:span text:style-name="T1">2</text:span></text:p>
          </draw:text-box>
        </draw:frame>
        <draw:path draw:style-name="gr1" draw:text-style-name="P1" draw:layer="layout" svg:width="3.371cm" svg:height="6.37cm" svg:x="3.649cm" svg:y="9.166cm" svg:viewBox="0 0 3372 6371" svg:d="M1601 1771h-1601v4600h1601zM1601 1771h-1601l1772-1771h1600z">
          <text:p/>
        </draw:path>
        <draw:line draw:style-name="gr2" draw:text-style-name="P2" draw:layer="layout" svg:x1="7.02cm" svg:y1="13.765cm" svg:x2="5.42cm" svg:y2="13.765cm">
          <text:p/>
        </draw:line>
        <draw:line draw:style-name="gr2" draw:text-style-name="P2" draw:layer="layout" svg:x1="3.649cm" svg:y1="15.537cm" svg:x2="5.421cm" svg:y2="13.765cm">
          <text:p/>
        </draw:line>
        <draw:line draw:style-name="gr2" draw:text-style-name="P2" draw:layer="layout" svg:x1="5.42cm" svg:y1="9.166cm" svg:x2="5.42cm" svg:y2="13.765cm">
          <text:p/>
        </draw:line>
        <draw:path draw:style-name="gr3" draw:text-style-name="P3" draw:layer="layout" svg:width="2.305cm" svg:height="6.37cm" svg:x="4.715cm" svg:y="9.166cm" svg:viewBox="0 0 2306 6371" svg:d="M534 1771h-534v4600h534zM534 1771h-534l1772-1771h534z">
          <text:p/>
        </draw:path>
        <draw:path draw:style-name="gr4" draw:text-style-name="P4" draw:layer="layout" svg:width="3.371cm" svg:height="6.37cm" svg:x="3.649cm" svg:y="9.166cm" svg:viewBox="0 0 3372 6371" svg:d="M1601 1771h-1601v4600h1601zM1601 1771h-1601l1772-1771h1600z">
          <text:p/>
        </draw:path>
        <draw:line draw:style-name="gr5" draw:text-style-name="P2" draw:layer="layout" svg:x1="3.649cm" svg:y1="15.536cm" svg:x2="5.249cm" svg:y2="15.536cm">
          <text:p/>
        </draw:line>
        <draw:path draw:style-name="gr1" draw:text-style-name="P1" draw:layer="layout" svg:width="3.371cm" svg:height="6.37cm" svg:x="5.249cm" svg:y="9.166cm" svg:viewBox="0 0 3372 6371" svg:d="M1600 1771h-1600v4600h1600zM1600 1771h-1600l1771-1771h1601z">
          <text:p/>
        </draw:path>
        <draw:line draw:style-name="gr2" draw:text-style-name="P2" draw:layer="layout" svg:x1="8.62cm" svg:y1="13.765cm" svg:x2="7.02cm" svg:y2="13.765cm">
          <text:p/>
        </draw:line>
        <draw:line draw:style-name="gr2" draw:text-style-name="P2" draw:layer="layout" svg:x1="5.249cm" svg:y1="15.537cm" svg:x2="7.021cm" svg:y2="13.765cm">
          <text:p/>
        </draw:line>
        <draw:line draw:style-name="gr2" draw:text-style-name="P2" draw:layer="layout" svg:x1="7.02cm" svg:y1="9.166cm" svg:x2="7.02cm" svg:y2="13.765cm">
          <text:p/>
        </draw:line>
        <draw:path draw:style-name="gr3" draw:text-style-name="P3" draw:layer="layout" svg:width="2.305cm" svg:height="6.37cm" svg:x="6.315cm" svg:y="9.166cm" svg:viewBox="0 0 2306 6371" svg:d="M534 1771h-534v4600h534zM534 1771h-534l1772-1771h534z">
          <text:p/>
        </draw:path>
        <draw:path draw:style-name="gr4" draw:text-style-name="P4" draw:layer="layout" svg:width="3.371cm" svg:height="6.37cm" svg:x="5.249cm" svg:y="9.166cm" svg:viewBox="0 0 3372 6371" svg:d="M1600 1771h-1600v4600h1600zM1600 1771h-1600l1771-1771h1601z">
          <text:p/>
        </draw:path>
        <draw:line draw:style-name="gr5" draw:text-style-name="P2" draw:layer="layout" svg:x1="5.249cm" svg:y1="15.536cm" svg:x2="6.849cm" svg:y2="15.536cm">
          <text:p/>
        </draw:line>
        <draw:frame draw:style-name="gr6" draw:text-style-name="P6" draw:layer="layout" svg:width="0.451cm" svg:height="0.412cm" svg:x="4.273cm" svg:y="15.561cm">
          <draw:text-box>
            <text:p text:style-name="P5"><text:span text:style-name="T1">3</text:span><text:span text:style-name="T1">2</text:span></text:p>
          </draw:text-box>
        </draw:frame>
        <draw:polygon draw:style-name="gr1" draw:text-style-name="P1" draw:layer="layout" svg:width="1.771cm" svg:height="6.37cm" svg:x="6.849cm" svg:y="9.166cm" svg:viewBox="0 0 1772 6371" draw:points="0,1771 1772,0 1772,4600 0,6371">
          <text:p/>
        </draw:polygon>
        <draw:polygon draw:style-name="gr3" draw:text-style-name="P3" draw:layer="layout" svg:width="1.771cm" svg:height="6.37cm" svg:x="6.849cm" svg:y="9.166cm" svg:viewBox="0 0 1772 6371" draw:points="0,1771 1772,0 1772,4600 0,6371">
          <text:p/>
        </draw:polygon>
        <draw:polygon draw:style-name="gr5" draw:text-style-name="P2" draw:layer="layout" svg:width="1.771cm" svg:height="6.37cm" svg:x="6.849cm" svg:y="9.166cm" svg:viewBox="0 0 1772 6371" draw:points="0,1771 1772,0 1772,4600 0,6371">
          <text:p/>
        </draw:polygon>
        <draw:line draw:style-name="gr5" draw:text-style-name="P2" draw:layer="layout" svg:x1="6.849cm" svg:y1="15.537cm" svg:x2="8.621cm" svg:y2="13.765cm">
          <text:p/>
        </draw:line>
        <draw:line draw:style-name="gr5" draw:text-style-name="P2" draw:layer="layout" svg:x1="3.649cm" svg:y1="15.536cm" svg:x2="3.649cm" svg:y2="10.936cm">
          <text:p/>
        </draw:line>
        <draw:frame draw:style-name="gr6" draw:text-style-name="P6" draw:layer="layout" svg:width="0.451cm" svg:height="0.412cm" svg:x="5.873cm" svg:y="15.561cm">
          <draw:text-box>
            <text:p text:style-name="P5"><text:span text:style-name="T1">3</text:span><text:span text:style-name="T1">2</text:span></text:p>
          </draw:text-box>
        </draw:frame>
        <draw:path draw:style-name="gr8" draw:text-style-name="P7" draw:layer="layout" svg:width="3.371cm" svg:height="6.371cm" svg:x="10.849cm" svg:y="5.165cm" svg:viewBox="0 0 3372 6372" svg:d="M1601 1771h-1601v4601h1601zM1601 1771h-1601l1772-1771h1600z">
          <text:p/>
        </draw:path>
        <draw:line draw:style-name="gr2" draw:text-style-name="P2" draw:layer="layout" svg:x1="14.22cm" svg:y1="9.765cm" svg:x2="12.62cm" svg:y2="9.765cm">
          <text:p/>
        </draw:line>
        <draw:line draw:style-name="gr2" draw:text-style-name="P2" draw:layer="layout" svg:x1="10.849cm" svg:y1="11.537cm" svg:x2="12.621cm" svg:y2="9.765cm">
          <text:p/>
        </draw:line>
        <draw:line draw:style-name="gr2" draw:text-style-name="P2" draw:layer="layout" svg:x1="12.62cm" svg:y1="5.165cm" svg:x2="12.62cm" svg:y2="9.765cm">
          <text:p/>
        </draw:line>
        <draw:line draw:style-name="gr5" draw:text-style-name="P2" draw:layer="layout" svg:x1="10.849cm" svg:y1="11.536cm" svg:x2="12.449cm" svg:y2="11.536cm">
          <text:p/>
        </draw:line>
        <draw:polygon draw:style-name="gr8" draw:text-style-name="P7" draw:layer="layout" svg:width="1.771cm" svg:height="6.371cm" svg:x="12.449cm" svg:y="5.165cm" svg:viewBox="0 0 1772 6372" draw:points="0,1771 1772,0 1772,4601 0,6372">
          <text:p/>
        </draw:polygon>
        <draw:line draw:style-name="gr5" draw:text-style-name="P2" draw:layer="layout" svg:x1="12.449cm" svg:y1="11.537cm" svg:x2="14.221cm" svg:y2="9.765cm">
          <text:p/>
        </draw:line>
        <draw:line draw:style-name="gr5" draw:text-style-name="P2" draw:layer="layout" svg:x1="10.849cm" svg:y1="11.536cm" svg:x2="10.849cm" svg:y2="6.936cm">
          <text:p/>
        </draw:line>
        <draw:path draw:style-name="gr8" draw:text-style-name="P7" draw:layer="layout" svg:width="3.371cm" svg:height="6.371cm" svg:x="12.449cm" svg:y="5.165cm" svg:viewBox="0 0 3372 6372" svg:d="M1600 1771h-1600v4601h1600zM1600 1771h-1600l1771-1771h1601z">
          <text:p/>
        </draw:path>
        <draw:line draw:style-name="gr2" draw:text-style-name="P2" draw:layer="layout" svg:x1="15.82cm" svg:y1="9.765cm" svg:x2="14.22cm" svg:y2="9.765cm">
          <text:p/>
        </draw:line>
        <draw:line draw:style-name="gr2" draw:text-style-name="P2" draw:layer="layout" svg:x1="12.449cm" svg:y1="11.537cm" svg:x2="14.221cm" svg:y2="9.765cm">
          <text:p/>
        </draw:line>
        <draw:line draw:style-name="gr2" draw:text-style-name="P2" draw:layer="layout" svg:x1="14.22cm" svg:y1="5.165cm" svg:x2="14.22cm" svg:y2="9.765cm">
          <text:p/>
        </draw:line>
        <draw:line draw:style-name="gr5" draw:text-style-name="P2" draw:layer="layout" svg:x1="12.449cm" svg:y1="11.536cm" svg:x2="14.049cm" svg:y2="11.536cm">
          <text:p/>
        </draw:line>
        <draw:polygon draw:style-name="gr8" draw:text-style-name="P7" draw:layer="layout" svg:width="1.771cm" svg:height="6.371cm" svg:x="14.049cm" svg:y="5.165cm" svg:viewBox="0 0 1772 6372" draw:points="0,1771 1772,0 1772,4601 0,6372">
          <text:p/>
        </draw:polygon>
        <draw:line draw:style-name="gr5" draw:text-style-name="P2" draw:layer="layout" svg:x1="14.049cm" svg:y1="11.537cm" svg:x2="15.821cm" svg:y2="9.765cm">
          <text:p/>
        </draw:line>
        <draw:line draw:style-name="gr5" draw:text-style-name="P2" draw:layer="layout" svg:x1="12.449cm" svg:y1="11.536cm" svg:x2="12.449cm" svg:y2="6.936cm">
          <text:p/>
        </draw:line>
        <draw:path draw:style-name="gr9" draw:text-style-name="P8" draw:layer="layout" svg:width="3.371cm" svg:height="6.371cm" svg:x="16.549cm" svg:y="5.165cm" svg:viewBox="0 0 3372 6372" svg:d="M1600 1771h-1600v4601h1600zM1600 1771h-1600l1771-1771h1601z">
          <text:p/>
        </draw:path>
        <draw:line draw:style-name="gr2" draw:text-style-name="P2" draw:layer="layout" svg:x1="19.92cm" svg:y1="9.765cm" svg:x2="18.32cm" svg:y2="9.765cm">
          <text:p/>
        </draw:line>
        <draw:line draw:style-name="gr2" draw:text-style-name="P2" draw:layer="layout" svg:x1="16.549cm" svg:y1="11.537cm" svg:x2="18.321cm" svg:y2="9.765cm">
          <text:p/>
        </draw:line>
        <draw:line draw:style-name="gr2" draw:text-style-name="P2" draw:layer="layout" svg:x1="18.32cm" svg:y1="5.165cm" svg:x2="18.32cm" svg:y2="9.765cm">
          <text:p/>
        </draw:line>
        <draw:line draw:style-name="gr5" draw:text-style-name="P2" draw:layer="layout" svg:x1="16.549cm" svg:y1="11.536cm" svg:x2="18.149cm" svg:y2="11.536cm">
          <text:p/>
        </draw:line>
        <draw:polygon draw:style-name="gr9" draw:text-style-name="P8" draw:layer="layout" svg:width="1.771cm" svg:height="6.371cm" svg:x="18.149cm" svg:y="5.165cm" svg:viewBox="0 0 1772 6372" draw:points="0,1771 1772,0 1772,4601 0,6372">
          <text:p/>
        </draw:polygon>
        <draw:line draw:style-name="gr5" draw:text-style-name="P2" draw:layer="layout" svg:x1="18.149cm" svg:y1="11.537cm" svg:x2="19.921cm" svg:y2="9.765cm">
          <text:p/>
        </draw:line>
        <draw:line draw:style-name="gr5" draw:text-style-name="P2" draw:layer="layout" svg:x1="16.549cm" svg:y1="11.536cm" svg:x2="16.549cm" svg:y2="6.936cm">
          <text:p/>
        </draw:line>
        <draw:polyline draw:style-name="gr5" draw:text-style-name="P2" draw:layer="layout" svg:width="0cm" svg:height="0cm" svg:x="17.349cm" svg:y="12.415cm" svg:viewBox="0 0 0 0" draw:points="0,0">
          <text:p/>
        </draw:polyline>
        <draw:path draw:style-name="gr1" draw:text-style-name="P1" draw:layer="layout" svg:width="4.971cm" svg:height="6.371cm" svg:x="18.149cm" svg:y="5.165cm" svg:viewBox="0 0 4972 6372" svg:d="M3200 1771h-3200v4601h3200zM3200 1771h-3200l1771-1771h3201z">
          <text:p/>
        </draw:path>
        <draw:line draw:style-name="gr2" draw:text-style-name="P2" draw:layer="layout" svg:x1="23.12cm" svg:y1="9.765cm" svg:x2="19.92cm" svg:y2="9.765cm">
          <text:p/>
        </draw:line>
        <draw:line draw:style-name="gr2" draw:text-style-name="P2" draw:layer="layout" svg:x1="18.149cm" svg:y1="11.537cm" svg:x2="19.921cm" svg:y2="9.765cm">
          <text:p/>
        </draw:line>
        <draw:line draw:style-name="gr2" draw:text-style-name="P2" draw:layer="layout" svg:x1="19.92cm" svg:y1="5.165cm" svg:x2="19.92cm" svg:y2="9.765cm">
          <text:p/>
        </draw:line>
        <draw:path draw:style-name="gr3" draw:text-style-name="P3" draw:layer="layout" svg:width="2.838cm" svg:height="6.371cm" svg:x="20.282cm" svg:y="5.165cm" svg:viewBox="0 0 2839 6372" svg:d="M1068 1771h-1068v4601h1068zM1068 1771h-1068l1772-1771h1067z">
          <text:p/>
        </draw:path>
        <draw:path draw:style-name="gr4" draw:text-style-name="P4" draw:layer="layout" svg:width="4.971cm" svg:height="6.371cm" svg:x="18.149cm" svg:y="5.165cm" svg:viewBox="0 0 4972 6372" svg:d="M3200 1771h-3200v4601h3200zM3200 1771h-3200l1771-1771h3201z">
          <text:p/>
        </draw:path>
        <draw:line draw:style-name="gr5" draw:text-style-name="P2" draw:layer="layout" svg:x1="18.149cm" svg:y1="11.536cm" svg:x2="21.349cm" svg:y2="11.536cm">
          <text:p/>
        </draw:line>
        <draw:polygon draw:style-name="gr1" draw:text-style-name="P1" draw:layer="layout" svg:width="1.771cm" svg:height="6.371cm" svg:x="21.349cm" svg:y="5.165cm" svg:viewBox="0 0 1772 6372" draw:points="0,1771 1772,0 1772,4601 0,6372">
          <text:p/>
        </draw:polygon>
        <draw:polygon draw:style-name="gr3" draw:text-style-name="P3" draw:layer="layout" svg:width="1.771cm" svg:height="6.371cm" svg:x="21.349cm" svg:y="5.165cm" svg:viewBox="0 0 1772 6372" draw:points="0,1771 1772,0 1772,4601 0,6372">
          <text:p/>
        </draw:polygon>
        <draw:polygon draw:style-name="gr5" draw:text-style-name="P2" draw:layer="layout" svg:width="1.771cm" svg:height="6.371cm" svg:x="21.349cm" svg:y="5.165cm" svg:viewBox="0 0 1772 6372" draw:points="0,1771 1772,0 1772,4601 0,6372">
          <text:p/>
        </draw:polygon>
        <draw:line draw:style-name="gr5" draw:text-style-name="P2" draw:layer="layout" svg:x1="21.349cm" svg:y1="11.537cm" svg:x2="23.121cm" svg:y2="9.765cm">
          <text:p/>
        </draw:line>
        <draw:line draw:style-name="gr5" draw:text-style-name="P2" draw:layer="layout" svg:x1="18.149cm" svg:y1="11.536cm" svg:x2="18.149cm" svg:y2="6.936cm">
          <text:p/>
        </draw:line>
        <draw:polyline draw:style-name="gr5" draw:text-style-name="P2" draw:layer="layout" svg:width="0cm" svg:height="0cm" svg:x="19.749cm" svg:y="12.415cm" svg:viewBox="0 0 0 0" draw:points="0,0">
          <text:p/>
        </draw:polyline>
        <draw:path draw:style-name="gr1" draw:text-style-name="P1" draw:layer="layout" svg:width="3.371cm" svg:height="6.371cm" svg:x="21.349cm" svg:y="5.165cm" svg:viewBox="0 0 3372 6372" svg:d="M1601 1771h-1601v4601h1601zM1601 1771h-1601l1772-1771h1600z">
          <text:p/>
        </draw:path>
        <draw:line draw:style-name="gr2" draw:text-style-name="P2" draw:layer="layout" svg:x1="24.72cm" svg:y1="9.765cm" svg:x2="23.12cm" svg:y2="9.765cm">
          <text:p/>
        </draw:line>
        <draw:line draw:style-name="gr2" draw:text-style-name="P2" draw:layer="layout" svg:x1="21.349cm" svg:y1="11.537cm" svg:x2="23.121cm" svg:y2="9.765cm">
          <text:p/>
        </draw:line>
        <draw:line draw:style-name="gr2" draw:text-style-name="P2" draw:layer="layout" svg:x1="23.12cm" svg:y1="5.165cm" svg:x2="23.12cm" svg:y2="9.765cm">
          <text:p/>
        </draw:line>
        <draw:path draw:style-name="gr3" draw:text-style-name="P3" draw:layer="layout" svg:width="2.305cm" svg:height="6.371cm" svg:x="22.415cm" svg:y="5.165cm" svg:viewBox="0 0 2306 6372" svg:d="M534 1771h-534v4601h534zM534 1771h-534l1771-1771h535z">
          <text:p/>
        </draw:path>
        <draw:path draw:style-name="gr4" draw:text-style-name="P4" draw:layer="layout" svg:width="3.371cm" svg:height="6.371cm" svg:x="21.349cm" svg:y="5.165cm" svg:viewBox="0 0 3372 6372" svg:d="M1601 1771h-1601v4601h1601zM1601 1771h-1601l1772-1771h1600z">
          <text:p/>
        </draw:path>
        <draw:line draw:style-name="gr5" draw:text-style-name="P2" draw:layer="layout" svg:x1="21.349cm" svg:y1="11.536cm" svg:x2="22.949cm" svg:y2="11.536cm">
          <text:p/>
        </draw:line>
        <draw:frame draw:style-name="gr6" draw:text-style-name="P6" draw:layer="layout" svg:width="0.451cm" svg:height="0.412cm" svg:x="19.573cm" svg:y="11.561cm">
          <draw:text-box>
            <text:p text:style-name="P5"><text:span text:style-name="T1">64</text:span></text:p>
          </draw:text-box>
        </draw:frame>
        <draw:polygon draw:style-name="gr1" draw:text-style-name="P1" draw:layer="layout" svg:width="1.771cm" svg:height="6.371cm" svg:x="22.949cm" svg:y="5.165cm" svg:viewBox="0 0 1772 6372" draw:points="0,1771 1772,0 1772,4601 0,6372">
          <text:p/>
        </draw:polygon>
        <draw:polygon draw:style-name="gr3" draw:text-style-name="P3" draw:layer="layout" svg:width="1.771cm" svg:height="6.371cm" svg:x="22.949cm" svg:y="5.165cm" svg:viewBox="0 0 1772 6372" draw:points="0,1771 1772,0 1772,4601 0,6372">
          <text:p/>
        </draw:polygon>
        <draw:polygon draw:style-name="gr5" draw:text-style-name="P2" draw:layer="layout" svg:width="1.771cm" svg:height="6.371cm" svg:x="22.949cm" svg:y="5.165cm" svg:viewBox="0 0 1772 6372" draw:points="0,1771 1772,0 1772,4601 0,6372">
          <text:p/>
        </draw:polygon>
        <draw:line draw:style-name="gr5" draw:text-style-name="P2" draw:layer="layout" svg:x1="22.949cm" svg:y1="11.537cm" svg:x2="24.721cm" svg:y2="9.765cm">
          <text:p/>
        </draw:line>
        <draw:line draw:style-name="gr5" draw:text-style-name="P2" draw:layer="layout" svg:x1="21.349cm" svg:y1="11.536cm" svg:x2="21.349cm" svg:y2="6.936cm">
          <text:p/>
        </draw:line>
        <draw:polyline draw:style-name="gr5" draw:text-style-name="P2" draw:layer="layout" svg:width="0cm" svg:height="0cm" svg:x="22.149cm" svg:y="12.415cm" svg:viewBox="0 0 0 0" draw:points="0,0">
          <text:p/>
        </draw:polyline>
        <draw:path draw:style-name="gr10" draw:text-style-name="P9" draw:layer="layout" svg:width="2.571cm" svg:height="6.371cm" svg:x="25.949cm" svg:y="5.165cm" svg:viewBox="0 0 2572 6372" svg:d="M800 1771h-800v4601h800zM800 1771h-800l1772-1771h800z">
          <text:p/>
        </draw:path>
        <draw:line draw:style-name="gr2" draw:text-style-name="P2" draw:layer="layout" svg:x1="28.52cm" svg:y1="9.765cm" svg:x2="27.72cm" svg:y2="9.765cm">
          <text:p/>
        </draw:line>
        <draw:line draw:style-name="gr2" draw:text-style-name="P2" draw:layer="layout" svg:x1="25.949cm" svg:y1="11.537cm" svg:x2="27.721cm" svg:y2="9.765cm">
          <text:p/>
        </draw:line>
        <draw:line draw:style-name="gr2" draw:text-style-name="P2" draw:layer="layout" svg:x1="27.72cm" svg:y1="5.165cm" svg:x2="27.72cm" svg:y2="9.765cm">
          <text:p/>
        </draw:line>
        <draw:path draw:style-name="gr11" draw:text-style-name="P10" draw:layer="layout" svg:width="2.038cm" svg:height="6.371cm" svg:x="26.482cm" svg:y="5.165cm" svg:viewBox="0 0 2039 6372" svg:d="M267 1771h-267v4601h267zM267 1771h-267l1772-1771h267z">
          <text:p/>
        </draw:path>
        <draw:path draw:style-name="gr12" draw:text-style-name="P11" draw:layer="layout" svg:width="2.571cm" svg:height="6.371cm" svg:x="25.949cm" svg:y="5.165cm" svg:viewBox="0 0 2572 6372" svg:d="M800 1771h-800v4601h800zM800 1771h-800l1772-1771h800z">
          <text:p/>
        </draw:path>
        <draw:line draw:style-name="gr5" draw:text-style-name="P2" draw:layer="layout" svg:x1="25.949cm" svg:y1="11.536cm" svg:x2="26.749cm" svg:y2="11.536cm">
          <text:p/>
        </draw:line>
        <draw:frame draw:style-name="gr6" draw:text-style-name="P6" draw:layer="layout" svg:width="0.451cm" svg:height="0.412cm" svg:x="21.973cm" svg:y="11.561cm">
          <draw:text-box>
            <text:p text:style-name="P5"><text:span text:style-name="T1">32</text:span></text:p>
          </draw:text-box>
        </draw:frame>
        <draw:polygon draw:style-name="gr10" draw:text-style-name="P9" draw:layer="layout" svg:width="1.771cm" svg:height="6.371cm" svg:x="26.749cm" svg:y="5.165cm" svg:viewBox="0 0 1772 6372" draw:points="0,1771 1772,0 1772,4601 0,6372">
          <text:p/>
        </draw:polygon>
        <draw:polygon draw:style-name="gr11" draw:text-style-name="P10" draw:layer="layout" svg:width="1.771cm" svg:height="6.371cm" svg:x="26.749cm" svg:y="5.165cm" svg:viewBox="0 0 1772 6372" draw:points="0,1771 1772,0 1772,4601 0,6372">
          <text:p/>
        </draw:polygon>
        <draw:polygon draw:style-name="gr5" draw:text-style-name="P2" draw:layer="layout" svg:width="1.771cm" svg:height="6.371cm" svg:x="26.749cm" svg:y="5.165cm" svg:viewBox="0 0 1772 6372" draw:points="0,1771 1772,0 1772,4601 0,6372">
          <text:p/>
        </draw:polygon>
        <draw:line draw:style-name="gr5" draw:text-style-name="P2" draw:layer="layout" svg:x1="26.749cm" svg:y1="11.537cm" svg:x2="28.521cm" svg:y2="9.765cm">
          <text:p/>
        </draw:line>
        <draw:line draw:style-name="gr5" draw:text-style-name="P2" draw:layer="layout" svg:x1="25.949cm" svg:y1="11.536cm" svg:x2="25.949cm" svg:y2="6.936cm">
          <text:p/>
        </draw:line>
        <draw:frame draw:style-name="gr6" draw:text-style-name="P6" draw:layer="layout" svg:width="0.451cm" svg:height="0.412cm" svg:x="26.173cm" svg:y="11.561cm">
          <draw:text-box>
            <text:p text:style-name="P5"><text:span text:style-name="T1">16</text:span></text:p>
          </draw:text-box>
        </draw:frame>
        <draw:path draw:style-name="gr1" draw:text-style-name="P1" draw:layer="layout" svg:width="2.171cm" svg:height="6.371cm" svg:x="26.749cm" svg:y="5.165cm" svg:viewBox="0 0 2172 6372" svg:d="M401 1771h-401v4601h401zM401 1771h-401l1772-1771h400z">
          <text:p/>
        </draw:path>
        <draw:line draw:style-name="gr2" draw:text-style-name="P2" draw:layer="layout" svg:x1="28.92cm" svg:y1="9.765cm" svg:x2="28.52cm" svg:y2="9.765cm">
          <text:p/>
        </draw:line>
        <draw:line draw:style-name="gr2" draw:text-style-name="P2" draw:layer="layout" svg:x1="26.749cm" svg:y1="11.537cm" svg:x2="28.521cm" svg:y2="9.765cm">
          <text:p/>
        </draw:line>
        <draw:line draw:style-name="gr2" draw:text-style-name="P2" draw:layer="layout" svg:x1="28.52cm" svg:y1="5.165cm" svg:x2="28.52cm" svg:y2="9.765cm">
          <text:p/>
        </draw:line>
        <draw:line draw:style-name="gr5" draw:text-style-name="P2" draw:layer="layout" svg:x1="26.749cm" svg:y1="11.536cm" svg:x2="27.149cm" svg:y2="11.536cm">
          <text:p/>
        </draw:line>
        <draw:polygon draw:style-name="gr1" draw:text-style-name="P1" draw:layer="layout" svg:width="1.771cm" svg:height="6.371cm" svg:x="27.149cm" svg:y="5.165cm" svg:viewBox="0 0 1772 6372" draw:points="0,1771 1772,0 1772,4601 0,6372">
          <text:p/>
        </draw:polygon>
        <draw:line draw:style-name="gr5" draw:text-style-name="P2" draw:layer="layout" svg:x1="27.149cm" svg:y1="11.537cm" svg:x2="28.921cm" svg:y2="9.765cm">
          <text:p/>
        </draw:line>
        <draw:line draw:style-name="gr5" draw:text-style-name="P2" draw:layer="layout" svg:x1="26.749cm" svg:y1="11.536cm" svg:x2="26.749cm" svg:y2="6.936cm">
          <text:p/>
        </draw:line>
        <draw:path draw:style-name="gr5" draw:text-style-name="P2" draw:layer="layout" svg:width="1cm" svg:height="1cm" svg:x="29.699cm" svg:y="7.499cm" svg:viewBox="0 0 1001 1001" svg:d="M1001 500c0-276-225-500-501-500s-500 224-500 500 224 501 500 501 501-225 501-501z">
          <text:p/>
        </draw:path>
        <draw:frame draw:style-name="gr6" draw:text-style-name="P6" draw:layer="layout" svg:width="0.35cm" svg:height="0.412cm" svg:x="26.861cm" svg:y="11.561cm">
          <draw:text-box>
            <text:p text:style-name="P5"><text:span text:style-name="T1">1</text:span></text:p>
          </draw:text-box>
        </draw:frame>
        <draw:frame draw:style-name="gr13" draw:text-style-name="P12" draw:layer="layout" svg:width="0.702cm" svg:height="0.818cm" svg:x="29.9cm" svg:y="7.582cm">
          <draw:text-box>
            <text:p text:style-name="P5"><text:span text:style-name="T2">+</text:span></text:p>
          </draw:text-box>
        </draw:frame>
        <draw:g>
          <svg:title>TexMaths</svg:title>
          <svg:desc>28§display§\textbf{m}_k§svg§600§FALSE§</svg:desc>
          <draw:polygon draw:style-name="gr14" draw:text-style-name="P13" draw:layer="layout" svg:width="1.236cm" svg:height="0.5cm" svg:x="1.203cm" svg:y="4.066cm" svg:viewBox="0 0 1237 501" draw:points="619,501 0,501 0,0 1237,0 1237,501">
            <text:p/>
          </draw:polygon>
          <draw:path draw:style-name="gr15" draw:text-style-name="P14" draw:layer="layout" svg:width="0.878cm" svg:height="0.444cm" svg:x="1.199cm" svg:y="4.017cm" svg:viewBox="0 0 879 445" svg:d="M67 94v304h-67v47c27-2 87-5 123-5 41 0 99 3 126 5v-47h-67v-206c0-107 85-156 145-156 34 0 56 20 56 96v266h-67v47c27-2 85-5 123-5s97 3 124 5v-47h-68v-206c0-107 86-156 148-156 34 0 54 20 54 96v266h-67v47c27-2 87-5 125-5s97 3 124 5v-47h-68v-255c0-103-51-143-152-143-90 0-141 49-168 94-18-92-110-94-148-94-85 0-141 45-173 107v-107l-170 9v45c61 0 67 0 67 40z">
            <text:p/>
          </draw:path>
          <draw:path draw:style-name="gr15" draw:text-style-name="P14" draw:layer="layout" svg:width="0.34cm" svg:height="0.486cm" svg:x="2.149cm" svg:y="4.129cm" svg:viewBox="0 0 341 487" svg:d="M166 20c0 0 2-9 2-11s-2-9-11-9c-14 0-72 4-90 7-4 0-13 2-13 15 0 12 9 12 18 12 31 0 31 4 31 8 0 5 0 9-2 16l-97 391c-4 11-4 14-4 16 0 9 9 22 25 22 18 0 27-15 31-29 0-4 31-125 34-134 49 5 89 20 89 56 0 2 0 7-2 13-2 12-2 14-2 23 0 49 40 71 74 71 67 0 87-105 87-107 0-9-9-9-11-9-9 0-11 4-13 18-9 29-27 78-63 78-18 0-23-18-23-36 0-11 0-13 3-31 2-2 4-13 4-22 0-61-83-72-112-72 20-13 45-36 58-47 34-33 70-65 108-65 9 0 18 3 22 9-29 5-36 27-36 38 0 16 14 27 30 27 18 0 38-15 38-44 0-23-16-50-54-50s-74 29-110 61c-29 29-51 49-81 62z">
            <text:p/>
          </draw:path>
        </draw:g>
        <draw:g>
          <svg:title>TexMaths</svg:title>
          <svg:desc>28§display§\nabla J_k§svg§600§FALSE§</svg:desc>
          <draw:polygon draw:style-name="gr14" draw:text-style-name="P13" draw:layer="layout" svg:width="1.658cm" svg:height="0.73cm" svg:x="0.991cm" svg:y="12.549cm" svg:viewBox="0 0 1659 731" draw:points="829,731 0,731 0,0 1659,0 1659,731">
            <text:p/>
          </draw:polygon>
          <draw:path draw:style-name="gr15" draw:text-style-name="P14" draw:layer="layout" svg:width="0.727cm" svg:height="0.708cm" svg:x="0.989cm" svg:y="12.5cm" svg:viewBox="0 0 728 709" svg:d="M723 22c3-4 5-11 5-13 0-9 0-9-23-9h-680c-25 0-25 0-25 9 0 2 2 9 4 13l334 666c7 14 9 21 27 21 16 0 18-7 27-21zM123 72h542l-271 542z">
            <text:p/>
          </draw:path>
          <draw:path draw:style-name="gr15" draw:text-style-name="P14" draw:layer="layout" svg:width="0.554cm" svg:height="0.696cm" svg:x="1.831cm" svg:y="12.5cm" svg:viewBox="0 0 555 697" svg:d="M464 72c9-32 11-41 65-41 15 0 26 0 26-20 0-9-6-11-13-11-25 0-85 2-110 2-33 0-114-2-145-2-9 0-20 0-20 20 0 11 6 11 33 11 22 0 31 0 56 3 25 2 31 4 31 18 0 6-2 13-4 22l-114 453c-23 96-90 148-141 148-27 0-79-9-94-61 2 0 9 0 11 0 38 0 65-33 65-62 0-32-27-43-43-43-18 0-67 14-67 81 0 60 52 107 130 107 92 0 195-65 219-163z">
            <text:p/>
          </draw:path>
          <draw:path draw:style-name="gr15" draw:text-style-name="P14" draw:layer="layout" svg:width="0.339cm" svg:height="0.488cm" svg:x="2.36cm" svg:y="12.843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1 0-14 2-32 3-2 5-13 5-22 0-61-83-72-112-72 20-13 45-36 58-47 34-33 70-65 108-65 9 0 18 2 22 9-29 5-36 27-36 38 0 16 14 27 29 27 18 0 38-16 38-45 0-22-15-49-53-49s-74 29-110 60c-29 30-52 50-81 63z">
            <text:p/>
          </draw:path>
        </draw:g>
        <draw:g>
          <svg:title>TexMaths</svg:title>
          <svg:desc>28§display§\textbf{m}_{k+1}§svg§600§FALSE§</svg:desc>
          <draw:polygon draw:style-name="gr14" draw:text-style-name="P13" draw:layer="layout" svg:width="2.21cm" svg:height="0.575cm" svg:x="32.204cm" svg:y="7.774cm" svg:viewBox="0 0 2211 576" draw:points="1107,576 0,576 0,0 2211,0 2211,576">
            <text:p/>
          </draw:polygon>
          <draw:path draw:style-name="gr15" draw:text-style-name="P14" draw:layer="layout" svg:width="0.877cm" svg:height="0.445cm" svg:x="32.2cm" svg:y="7.725cm" svg:viewBox="0 0 878 446" svg:d="M67 94v305h-67v47c27-2 87-4 123-4 41 0 99 2 126 4v-47h-68v-206c0-108 86-157 146-157 34 0 56 20 56 96v267h-67v47c27-2 85-4 123-4s96 2 123 4v-47h-67v-206c0-108 85-157 148-157 34 0 54 20 54 96v267h-67v47c26-2 87-4 125-4s96 2 123 4v-47h-67v-255c0-104-52-144-152-144-90 0-141 49-168 94-18-92-110-94-148-94-85 0-141 45-173 108v-108l-170 9v45c60 0 67 0 67 40z">
            <text:p/>
          </draw:path>
          <draw:path draw:style-name="gr15" draw:text-style-name="P14" draw:layer="layout" svg:width="0.34cm" svg:height="0.488cm" svg:x="33.15cm" svg:y="7.837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9-62 79-18 0-23-18-23-36 0-11 0-14 3-32 2-2 4-13 4-22 0-61-83-72-112-72 20-13 45-36 58-47 34-34 70-65 108-65 9 0 18 2 22 9-29 5-36 27-36 38 0 16 14 27 29 27 18 0 39-16 39-45 0-22-16-49-54-49s-74 29-110 60c-29 30-52 50-81 63z">
            <text:p/>
          </draw:path>
          <draw:path draw:style-name="gr15" draw:text-style-name="P14" draw:layer="layout" svg:width="0.508cm" svg:height="0.51cm" svg:x="33.582cm" svg:y="7.889cm" svg:viewBox="0 0 509 511" svg:d="M271 271h213c9 0 25 0 25-15 0-18-16-18-25-18h-213v-213c0-9 0-25-16-25-18 0-18 16-18 25v213h-212c-9 0-25 0-25 18 0 15 16 15 25 15h212v213c0 9 0 27 18 27 16 0 16-15 16-27z">
            <text:p/>
          </draw:path>
          <draw:path draw:style-name="gr15" draw:text-style-name="P14" draw:layer="layout" svg:width="0.252cm" svg:height="0.459cm" svg:x="34.212cm" svg:y="7.857cm" svg:viewBox="0 0 253 460" svg:d="M157 20c0-20-2-20-20-20-45 43-108 45-137 45v25c16 0 63 0 101-21v355c0 22 0 31-70 31h-27v25c14 0 99-3 124-3 22 0 109 3 125 3v-25h-27c-69 0-69-9-69-31z">
            <text:p/>
          </draw:path>
        </draw:g>
        <draw:line draw:style-name="gr16" draw:text-style-name="P15" draw:layer="layout" svg:x1="2.8cm" svg:y1="4.3cm" svg:x2="4.2cm" svg:y2="4.3cm">
          <text:p/>
        </draw:line>
        <draw:line draw:style-name="gr16" draw:text-style-name="P15" draw:layer="layout" svg:x1="2.8cm" svg:y1="12.9cm" svg:x2="4.2cm" svg:y2="12.9cm">
          <text:p/>
        </draw:line>
        <draw:line draw:style-name="gr5" draw:text-style-name="P2" draw:layer="layout" svg:x1="25.949cm" svg:y1="11.54cm" svg:x2="26.749cm" svg:y2="11.54cm">
          <text:p/>
        </draw:line>
        <draw:line draw:style-name="gr5" draw:text-style-name="P2" draw:layer="layout" svg:x1="25.949cm" svg:y1="11.54cm" svg:x2="25.949cm" svg:y2="6.94cm">
          <text:p/>
        </draw:line>
        <draw:line draw:style-name="gr5" draw:text-style-name="P2" draw:layer="layout" svg:x1="26.749cm" svg:y1="11.54cm" svg:x2="26.749cm" svg:y2="6.94cm">
          <text:p/>
        </draw:line>
        <draw:frame draw:style-name="gr17" draw:text-style-name="P16" draw:layer="layout" svg:width="1.588cm" svg:height="4.61cm" draw:transform="rotate (1.5707963267949) translate (25.802cm 14.822cm)">
          <draw:image xlink:href="Pictures/2000002100000A2F000018F338757E5EBD0B140C.svm" xlink:type="simple" xlink:show="embed" xlink:actuate="onLoad">
            <text:p/>
          </draw:image>
          <draw:image xlink:href="Pictures/1000020000000063000000F1820E542EB1E94069.png" xlink:type="simple" xlink:show="embed" xlink:actuate="onLoad"/>
        </draw:frame>
        <draw:line draw:style-name="gr2" draw:text-style-name="P2" draw:layer="layout" svg:x1="16.548cm" svg:y1="11.541cm" svg:x2="18.32cm" svg:y2="9.769cm">
          <text:p/>
        </draw:line>
        <draw:line draw:style-name="gr5" draw:text-style-name="P2" draw:layer="layout" svg:x1="16.548cm" svg:y1="11.54cm" svg:x2="18.148cm" svg:y2="11.54cm">
          <text:p/>
        </draw:line>
        <draw:line draw:style-name="gr5" draw:text-style-name="P2" draw:layer="layout" svg:x1="16.548cm" svg:y1="11.54cm" svg:x2="16.548cm" svg:y2="6.94cm">
          <text:p/>
        </draw:line>
        <draw:line draw:style-name="gr5" draw:text-style-name="P2" draw:layer="layout" svg:x1="18.148cm" svg:y1="11.54cm" svg:x2="18.148cm" svg:y2="6.94cm">
          <text:p/>
        </draw:line>
        <draw:frame draw:style-name="gr18" draw:text-style-name="P16" draw:layer="layout" svg:width="0.854cm" svg:height="4.607cm" draw:transform="rotate (1.5707963267949) translate (25.802cm 14.988cm)">
          <draw:image xlink:href="Pictures/2000001600000D4F000018F30A4638F34FB1EBA1.svm" xlink:type="simple" xlink:show="embed" xlink:actuate="onLoad">
            <text:p/>
          </draw:image>
          <draw:image xlink:href="Pictures/1000020000000081000000F193812EB8B9B81496.png" xlink:type="simple" xlink:show="embed" xlink:actuate="onLoad"/>
        </draw:frame>
        <draw:frame draw:style-name="gr19" draw:text-style-name="P16" draw:layer="layout" svg:width="0.862cm" svg:height="4.614cm" draw:transform="rotate (1.5707963267949) translate (21.086cm 14.1cm)">
          <draw:image xlink:href="Pictures/2000002100000D4F000018F3F56F72A76A56B34F.svm" xlink:type="simple" xlink:show="embed" xlink:actuate="onLoad">
            <text:p/>
          </draw:image>
          <draw:image xlink:href="Pictures/1000020000000081000000F18DBC2B47610615AB.png" xlink:type="simple" xlink:show="embed" xlink:actuate="onLoad"/>
        </draw:frame>
        <draw:line draw:style-name="gr20" draw:text-style-name="P15" draw:layer="layout" svg:x1="1.8cm" svg:y1="0.8cm" svg:x2="30.2cm" svg:y2="0.8cm">
          <text:p/>
        </draw:line>
        <draw:line draw:style-name="gr16" draw:text-style-name="P15" draw:layer="layout" svg:x1="30.162cm" svg:y1="0.8cm" svg:x2="30.162cm" svg:y2="7.5cm">
          <text:p/>
        </draw:line>
        <draw:line draw:style-name="gr2" draw:text-style-name="P2" draw:layer="layout" svg:x1="10.848cm" svg:y1="11.541cm" svg:x2="12.62cm" svg:y2="9.769cm">
          <text:p/>
        </draw:line>
        <draw:line draw:style-name="gr5" draw:text-style-name="P2" draw:layer="layout" svg:x1="10.848cm" svg:y1="11.54cm" svg:x2="12.448cm" svg:y2="11.54cm">
          <text:p/>
        </draw:line>
        <draw:line draw:style-name="gr5" draw:text-style-name="P2" draw:layer="layout" svg:x1="10.848cm" svg:y1="11.54cm" svg:x2="10.848cm" svg:y2="6.94cm">
          <text:p/>
        </draw:line>
        <draw:line draw:style-name="gr5" draw:text-style-name="P2" draw:layer="layout" svg:x1="12.448cm" svg:y1="11.54cm" svg:x2="12.448cm" svg:y2="6.94cm">
          <text:p/>
        </draw:line>
        <draw:frame draw:style-name="gr21" draw:text-style-name="P16" draw:layer="layout" svg:width="1.708cm" svg:height="4.6cm" draw:transform="rotate (1.5707963267949) translate (21.1cm 15.008cm)">
          <draw:image xlink:href="Pictures/2000001600000D4F000018F3362D7037CF09EC7B.svm" xlink:type="simple" xlink:show="embed" xlink:actuate="onLoad">
            <text:p/>
          </draw:image>
          <draw:image xlink:href="Pictures/1000020000000081000000F181D45EDC19FF4DC4.png" xlink:type="simple" xlink:show="embed" xlink:actuate="onLoad"/>
        </draw:frame>
        <draw:frame draw:style-name="gr22" draw:text-style-name="P17" draw:layer="layout" svg:width="2.868cm" svg:height="0.823cm" svg:x="21.966cm" svg:y="14.4cm">
          <draw:text-box>
            <text:p text:style-name="P5"><text:span text:style-name="T3">Concatenati</text:span><text:span text:style-name="T3">on</text:span></text:p>
          </draw:text-box>
        </draw:frame>
        <draw:line draw:style-name="gr16" draw:text-style-name="P15" draw:layer="layout" svg:x1="30.7cm" svg:y1="8cm" svg:x2="32.1cm" svg:y2="8cm">
          <text:p/>
        </draw:line>
        <draw:line draw:style-name="gr23" draw:text-style-name="P15" draw:layer="layout" svg:x1="1.797cm" svg:y1="3.6cm" svg:x2="1.797cm" svg:y2="0.8cm">
          <text:p/>
        </draw:line>
        <draw:line draw:style-name="gr20" draw:text-style-name="P15" draw:layer="layout" svg:x1="7.7cm" svg:y1="4.3cm" svg:x2="12.9cm" svg:y2="4.3cm">
          <text:p/>
        </draw:line>
        <draw:line draw:style-name="gr20" draw:text-style-name="P15" draw:layer="layout" svg:x1="7.7cm" svg:y1="12.8cm" svg:x2="13.5cm" svg:y2="12.8cm">
          <text:p/>
        </draw:line>
        <draw:line draw:style-name="gr16" draw:text-style-name="P15" draw:layer="layout" svg:x1="12.9cm" svg:y1="4.3cm" svg:x2="12.9cm" svg:y2="5.7cm">
          <text:p/>
        </draw:line>
        <draw:line draw:style-name="gr16" draw:text-style-name="P15" draw:layer="layout" svg:x1="13.5cm" svg:y1="12.8cm" svg:x2="13.5cm" svg:y2="11.5cm">
          <text:p/>
        </draw:line>
        <draw:line draw:style-name="gr16" draw:text-style-name="P15" draw:layer="layout" svg:x1="15.5cm" svg:y1="8.1cm" svg:x2="16.9cm" svg:y2="8.1cm">
          <text:p/>
        </draw:line>
        <draw:line draw:style-name="gr16" draw:text-style-name="P15" draw:layer="layout" svg:x1="24.5cm" svg:y1="8.1cm" svg:x2="25.9cm" svg:y2="8.1cm">
          <text:p/>
        </draw:line>
        <draw:line draw:style-name="gr20" draw:text-style-name="P15" draw:layer="layout" svg:x1="28.7cm" svg:y1="8cm" svg:x2="29.7cm" svg:y2="8cm">
          <text:p/>
        </draw:line>
        <draw:polyline draw:style-name="gr5" draw:text-style-name="P2" draw:layer="layout" svg:width="0cm" svg:height="0cm" svg:x="28.107cm" svg:y="13.53cm" svg:viewBox="0 0 0 0" draw:points="0,0">
          <text:p/>
        </draw:polyline>
        <draw:frame draw:style-name="gr6" draw:text-style-name="P6" draw:layer="layout" svg:width="3.147cm" svg:height="0.412cm" svg:x="26.534cm" svg:y="13.324cm">
          <draw:text-box>
            <text:p text:style-name="P5"><text:span text:style-name="T3">C</text:span><text:span text:style-name="T3">o</text:span><text:span text:style-name="T3">n</text:span><text:span text:style-name="T3">v</text:span><text:span text:style-name="T3">+</text:span><text:span text:style-name="T3">B</text:span><text:span text:style-name="T3">N</text:span><text:span text:style-name="T3">+</text:span><text:span text:style-name="T3">R</text:span><text:span text:style-name="T3">e</text:span><text:span text:style-name="T3">L</text:span><text:span text:style-name="T3">U</text:span></text:p>
          </draw:text-box>
        </draw:frame>
        <draw:polyline draw:style-name="gr5" draw:text-style-name="P2" draw:layer="layout" svg:width="0cm" svg:height="0cm" svg:x="28.107cm" svg:y="13.53cm" svg:viewBox="0 0 0 0" draw:points="0,0">
          <text:p/>
        </draw:polyline>
        <draw:frame draw:style-name="gr6" draw:text-style-name="P6" draw:layer="layout" svg:width="2.292cm" svg:height="0.412cm" svg:x="22.247cm" svg:y="13.324cm">
          <draw:text-box>
            <text:p text:style-name="P5"><text:span text:style-name="T3">Conv+R</text:span><text:span text:style-name="T3">eLU</text:span></text:p>
          </draw:text-box>
        </draw:frame>
        <draw:frame draw:style-name="gr6" draw:text-style-name="P6" draw:layer="layout" svg:width="0.561cm" svg:height="0.412cm" svg:x="27.825cm" svg:y="14.434cm">
          <draw:text-box>
            <text:p text:style-name="P5"><text:span text:style-name="T3">BN</text:span></text:p>
          </draw:text-box>
        </draw:frame>
        <draw:polyline draw:style-name="gr5" draw:text-style-name="P2" draw:layer="layout" svg:width="0cm" svg:height="0cm" svg:x="23.4cm" svg:y="14.605cm" svg:viewBox="0 0 0 0" draw:points="0,0">
          <text:p/>
        </draw:polyline>
        <draw:polyline draw:style-name="gr5" draw:text-style-name="P2" draw:layer="layout" svg:width="0cm" svg:height="0cm" svg:x="23.4cm" svg:y="14.605cm" svg:viewBox="0 0 0 0" draw:points="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stroke-dash17" draw:style="rect" draw:dots1="1" draw:dots1-length="0.105cm" draw:distance="0.0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1cm" fo:margin-left="0.5cm" fo:margin-right="0.5cm" fo:page-width="35.017cm" fo:page-height="16.9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26T17:55:12.531087955</dc:date>
    <meta:editing-duration>PT8M33S</meta:editing-duration>
    <meta:editing-cycles>2</meta:editing-cycles>
    <meta:generator>LibreOffice/6.0.7.3$Linux_X86_64 LibreOffice_project/00m0$Build-3</meta:generator>
    <meta:document-statistic meta:object-count="171"/>
  </office:meta>
</office:document-meta>
</file>